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licitJPArgumentMatchingTests.test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Aspect.increment( ProceedingJoinPoint pjp , Object bean , Objec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